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c3c43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paragraph-rsid="001c3c43" style:font-size-asian="13pt" style:font-size-complex="13pt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paragraph-rsid="00202af9" style:font-size-asian="13pt" style:font-size-complex="13pt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c3c43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02af9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202af9"/>
    </style:style>
    <style:style style:name="T1" style:family="text">
      <style:text-properties fo:font-weight="bold" officeooo:rsid="001c3c43" style:font-weight-asian="bold" style:font-weight-complex="bold"/>
    </style:style>
    <style:style style:name="T2" style:family="text">
      <style:text-properties fo:font-weight="bold" officeooo:rsid="00202af9" style:font-weight-asian="bold" style:font-weight-complex="bold"/>
    </style:style>
    <style:style style:name="T3" style:family="text">
      <style:text-properties fo:font-weight="normal" officeooo:rsid="001c3c43" style:font-weight-asian="normal" style:font-weight-complex="normal"/>
    </style:style>
    <style:style style:name="T4" style:family="text">
      <style:text-properties fo:font-weight="normal" officeooo:rsid="00202af9" style:font-weight-asian="normal" style:font-weight-complex="normal"/>
    </style:style>
    <style:style style:name="T5" style:family="text">
      <style:text-properties fo:font-size="13pt" officeooo:rsid="001c3c43" style:font-size-asian="13pt" style:font-size-complex="13pt"/>
    </style:style>
    <style:style style:name="T6" style:family="text">
      <style:text-properties fo:font-size="13pt" officeooo:rsid="00202af9" style:font-size-asian="13pt" style:font-size-complex="13pt"/>
    </style:style>
    <style:style style:name="T7" style:family="text">
      <style:text-properties fo:font-size="13pt" fo:font-weight="bold" officeooo:rsid="001c3c43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202af9" style:font-size-asian="13pt" style:font-weight-asian="bold" style:font-size-complex="13pt" style:font-weight-complex="bold"/>
    </style:style>
    <style:style style:name="T9" style:family="text">
      <style:text-properties fo:font-size="13pt" fo:font-weight="normal" officeooo:rsid="001c3c43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202af9" style:font-size-asian="13pt" style:font-weight-asian="normal" style:font-size-complex="13pt" style:font-weight-complex="normal"/>
    </style:style>
    <style:style style:name="T11" style:family="text">
      <style:text-properties fo:font-size="13pt" fo:font-style="italic" fo:font-weight="normal" officeooo:rsid="001c3c43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fo:font-size="13pt" fo:font-style="italic" fo:font-weight="bold" officeooo:rsid="00202af9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officeooo:rsid="001c3c43"/>
    </style:style>
    <style:style style:name="T14" style:family="text">
      <style:text-properties fo:font-style="italic" fo:font-weight="normal" officeooo:rsid="001c3c43" style:font-style-asian="italic" style:font-weight-asian="normal" style:font-style-complex="italic" style:font-weight-complex="normal"/>
    </style:style>
    <style:style style:name="T15" style:family="text">
      <style:text-properties officeooo:rsid="00202af9"/>
    </style:style>
    <style:style style:name="T16" style:family="text">
      <style:text-properties fo:font-style="normal" officeooo:rsid="001c3c43" style:font-style-asian="normal" style:font-style-complex="normal"/>
    </style:style>
    <style:style style:name="T17" style:family="text">
      <style:text-properties fo:font-style="normal" fo:font-weight="normal" officeooo:rsid="001c3c4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02af9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8">1. Какие типы ошибок можно найти через отладчик?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10">- Логические ошибки (неправильное выполнение алгоритма) <text:s/></text:span></text:span></text:p>
      <text:p text:style-name="P5"><text:span text:style-name="Strong_20_Emphasis"><text:span text:style-name="T10">- Ошибки обращения к памяти (выход за границы массива) <text:s/></text:span></text:span></text:p>
      <text:p text:style-name="P5"><text:span text:style-name="Strong_20_Emphasis"><text:span text:style-name="T10">- Ошибки работы с переменными (неверные значения или типы) <text:s/></text:span></text:span></text:p>
      <text:p text:style-name="P5"><text:span text:style-name="Strong_20_Emphasis"><text:span text:style-name="T10">- Исключения и ошибки выполнения (например, деление на ноль, NullPointerException) <text:s/></text:span></text:span></text:p>
      <text:p text:style-name="P5"><text:span text:style-name="Strong_20_Emphasis"><text:span text:style-name="T10">- Проблемы с потоками и состоянием программы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8">2. Чем полезны условные точки останова?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10">- Позволяют остановить выполнение программы только при выполнении заданного условия (например, при достижении определённого значения переменной) <text:s/></text:span></text:span></text:p>
      <text:p text:style-name="P5"><text:span text:style-name="Strong_20_Emphasis"><text:span text:style-name="T10">- Помогают быстро находить ошибки, возникающие не всегда, а при специфических обстоятельствах <text:s/></text:span></text:span></text:p>
      <text:p text:style-name="P5"><text:span text:style-name="Strong_20_Emphasis"><text:span text:style-name="T10">- Снижают время отладки, исключая бессмысленные остановки <text:s/></text:span></text:span></text:p>
      <text:p text:style-name="P5"><text:span text:style-name="Strong_20_Emphasis"><text:span text:style-name="T10">- Упрощают отслеживание сложных сценариев и больших циклов без лишнего вмешательства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8">Задача 1: Отладка функции расчёта факториала.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1. Запуск отладчика и установка точки останова <text:s/></text:span></text:span></text:p>
      <text:p text:style-name="P1"><text:span text:style-name="Strong_20_Emphasis"><text:span text:style-name="T9"><text:s text:c="3"/>Установите точку останова на строке result = 1, чтобы начать отслеживать значения переменных с начала функции.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2. Использование Step Over и отслеживание переменных <text:s/></text:span></text:span></text:p>
      <text:p text:style-name="P1"><text:span text:style-name="Strong_20_Emphasis"><text:span text:style-name="T9"><text:s text:c="3"/>При проходе по циклу for i in range(1, n): обратите внимание на значения i и result:</text:span></text:span></text:p>
      <text:p text:style-name="P1"><text:span text:style-name="Strong_20_Emphasis"><text:span text:style-name="T9"><text:s text:c="3"/>- При n=5, цикл пройдёт по i=1,2,3,4.</text:span></text:span></text:p>
      <text:p text:style-name="P1"><text:span text:style-name="Strong_20_Emphasis"><text:span text:style-name="T9"><text:s text:c="3"/>- Значения результата: <text:s/></text:span></text:span></text:p>
      <text:p text:style-name="P1"><text:span text:style-name="Strong_20_Emphasis"><text:span text:style-name="T9"><text:s text:c="5"/>i=1 → result=1 * 1 = 1 <text:s/></text:span></text:span></text:p>
      <text:p text:style-name="P1"><text:span text:style-name="Strong_20_Emphasis"><text:span text:style-name="T9"><text:s text:c="5"/>i=2 → result=1 * 2 = 2 <text:s/></text:span></text:span></text:p>
      <text:p text:style-name="P1"><text:span text:style-name="Strong_20_Emphasis"><text:span text:style-name="T9"><text:s text:c="5"/>i=3 → result=2 * 3 = 6 <text:s/></text:span></text:span></text:p>
      <text:p text:style-name="P1"><text:span text:style-name="Strong_20_Emphasis"><text:span text:style-name="T9"><text:s text:c="5"/>i=4 → result=6 * 4 = 24 <text:s/></text:span></text:span></text:p>
      <text:p text:style-name="P1"><text:span text:style-name="Strong_20_Emphasis"><text:span text:style-name="T9"><text:s text:c="3"/>После цикла функция вернёт 24.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3. Ошибка в условии цикла <text:s/></text:span></text:span></text:p>
      <text:p text:style-name="P1"><text:span text:style-name="Strong_20_Emphasis"><text:span text:style-name="T9"><text:s text:c="3"/>Ошибка в том, что range(1, n) не включает n, значит не учитывается умножение на n. В математике факториал n! = 1 <text:s/>2 <text:s/>... * n, а в коде умножение идёт только до n-1.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4. Исправление кода <text:s/></text:span></text:span></text:p>
      <text:p text:style-name="P1"><text:span text:style-name="Strong_20_Emphasis"><text:span text:style-name="T9"><text:s text:c="3"/>Нужно изменить цикл на range(1, n+1):</text:span></text:span></text:p>
      <text:p text:style-name="P1"><text:soft-page-break/><text:span text:style-name="Strong_20_Emphasis"><text:span text:style-name="T9"/></text:span></text:p>
      <text:p text:style-name="P5"><text:span text:style-name="Strong_20_Emphasis"><text:span text:style-name="T10">__</text:span></text:span></text:p>
      <text:p text:style-name="P1"><text:span text:style-name="Strong_20_Emphasis"><text:span text:style-name="T11">def factorial(n):</text:span></text:span></text:p>
      <text:p text:style-name="P1"><text:span text:style-name="Strong_20_Emphasis"><text:span text:style-name="T11"><text:s text:c="4"/>result = 1</text:span></text:span></text:p>
      <text:p text:style-name="P1"><text:span text:style-name="Strong_20_Emphasis"><text:span text:style-name="T11"><text:s text:c="4"/>for i in range(1, n+1):</text:span></text:span></text:p>
      <text:p text:style-name="P1"><text:span text:style-name="Strong_20_Emphasis"><text:span text:style-name="T11"><text:s text:c="8"/>result *= i</text:span></text:span></text:p>
      <text:p text:style-name="P1"><text:span text:style-name="Strong_20_Emphasis"><text:span text:style-name="T11"><text:s text:c="4"/>return result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print(factorial(5)) <text:s/># Теперь выводит 120</text:span></text:span></text:p>
      <text:p text:style-name="P6"><text:span text:style-name="Strong_20_Emphasis"><text:span text:style-name="T12">__</text:span></text:span></text:p>
      <text:p text:style-name="P1"><text:span text:style-name="Strong_20_Emphasis"><text:span text:style-name="T9">После этой правки вызов factorial(5) вернёт корректный результат 120.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/></text:span></text:p>
      <text:p text:style-name="P5"><text:span text:style-name="Strong_20_Emphasis"><text:span text:style-name="T8">Задача 2: Работа с условиями</text:span></text:span></text:p>
      <text:p text:style-name="P1"><text:span text:style-name="Strong_20_Emphasis"><text:span text:style-name="T9"/></text:span></text:p>
      <text:p text:style-name="P2"><text:span text:style-name="Strong_20_Emphasis"><text:span text:style-name="T3">1. Установка условной точки останова <text:s/></text:span></text:span></text:p>
      <text:p text:style-name="P2"><text:span text:style-name="Strong_20_Emphasis"><text:span text:style-name="T3"><text:s text:c="3"/>В вашем отладчике (например, PyCharm, VSCode) установите точку останова на строке с if len(password) &lt; 8: </text:span></text:span></text:p>
      <text:p text:style-name="P2"><text:span text:style-name="Strong_20_Emphasis"><text:span text:style-name="T3"><text:s text:c="3"/>Затем задайте условие: <text:s/>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4">== "qwerty"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3"/></text:span></text:p>
      <text:p text:style-name="P2"><text:span text:style-name="Strong_20_Emphasis"><text:span text:style-name="T3">2. Почему функция остановится только для "qwerty" <text:s/></text:span></text:span></text:p>
      <text:p text:style-name="P2"><text:span text:style-name="Strong_20_Emphasis"><text:span text:style-name="T3"><text:s text:c="3"/>Условие говорит, что программа останавливается только если переменная password равна строке "qwerty". <text:s/></text:span></text:span></text:p>
      <text:p text:style-name="P2"><text:span text:style-name="Strong_20_Emphasis"><text:span text:style-name="T3"><text:s text:c="3"/>Значит, при вызовах с другими значениями пароля ("12345678", "password1" и т.п.) отладчик не будет приостанавливать выполнение на этом if. <text:s/></text:span></text:span></text:p>
      <text:p text:style-name="P2"><text:span text:style-name="Strong_20_Emphasis"><text:span text:style-name="T3"><text:s text:c="3"/>Для "qwerty" условие истинно, следовательно, отладчик остановится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3. Практический смысл <text:s/></text:span></text:span></text:p>
      <text:p text:style-name="P2"><text:span text:style-name="Strong_20_Emphasis"><text:span text:style-name="T3"><text:s text:c="3"/>- Позволяет отследить процесс выполнения и состояния переменных именно при специфическом аргументе, избегая лишных остановок при других данных. <text:s/></text:span></text:span></text:p>
      <text:p text:style-name="P2"><text:span text:style-name="Strong_20_Emphasis"><text:span text:style-name="T3"><text:s text:c="3"/>- Удобно для поиска багов или анализа поведения кода при конкретных значениях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4">В итоге, у</text:span></text:span><text:span text:style-name="Strong_20_Emphasis"><text:span text:style-name="T3">словная точка останова с условием password == "qwerty" заставит отладчик остановиться на строке с if только при вызове функции с аргументом "qwerty", что полезно для целевого отладки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3"><text:soft-page-break/><text:span text:style-name="Strong_20_Emphasis"><text:span text:style-name="T2">Задача 3: Работа с логикой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1. Установка точки останова <text:s/></text:span></text:span></text:p>
      <text:p text:style-name="P2"><text:span text:style-name="Strong_20_Emphasis"><text:span text:style-name="T3">Поставьте точку останова на строке: <text:s/>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14">total = 0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7">2. Отладка с помощью Step Over <text:s/></text:span></text:span></text:p>
      <text:p text:style-name="P2"><text:span text:style-name="Strong_20_Emphasis"><text:span text:style-name="T17">Запустите программу под отладчиком и на каждой итерации цикла выполните Step Over, отслеживая: <text:s/></text:span></text:span></text:p>
      <text:p text:style-name="P2"><text:span text:style-name="Strong_20_Emphasis"><text:span text:style-name="T17">- Значение i <text:s/></text:span></text:span></text:p>
      <text:p text:style-name="P2"><text:span text:style-name="Strong_20_Emphasis"><text:span text:style-name="T17">- Значение arr[i] <text:s/></text:span></text:span></text:p>
      <text:p text:style-name="P2"><text:span text:style-name="Strong_20_Emphasis"><text:span text:style-name="T17">- Значение total после прибавления arr[i] <text:s/>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7">Пример порядка значений при массиве [10, 20, 30]: <text:s/></text:span></text:span></text:p>
      <text:p text:style-name="P2"><text:span text:style-name="Strong_20_Emphasis"><text:span text:style-name="T17">- i = 0, arr[i] = 10, total = 10 <text:s/></text:span></text:span></text:p>
      <text:p text:style-name="P2"><text:span text:style-name="Strong_20_Emphasis"><text:span text:style-name="T17">- i = 1, arr[i] = 20, total = 30 <text:s/></text:span></text:span></text:p>
      <text:p text:style-name="P2"><text:span text:style-name="Strong_20_Emphasis"><text:span text:style-name="T17">- i = 2, arr[i] = 30, total = 60 <text:s/></text:span></text:span></text:p>
      <text:p text:style-name="P2"><text:span text:style-name="Strong_20_Emphasis"><text:span text:style-name="T17">- i = 3 → ОШИБКА: выход за пределы массива, возникает IndexError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7">3. Обнаруженная ошибка <text:s/></text:span></text:span></text:p>
      <text:p text:style-name="P2"><text:span text:style-name="Strong_20_Emphasis"><text:span text:style-name="T17">Цикл идёт по индексу от 0 до len(arr) + 1 включительно, то есть i принимает значения 0,1,2,3, а последний индекс для arr равен 2. Значение i=3 выходит за границу списка.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7">4. Исправление кода <text:s/></text:span></text:span></text:p>
      <text:p text:style-name="P2"><text:span text:style-name="Strong_20_Emphasis"><text:span text:style-name="T17">Правильный диапазон в цикле – от 0 до len(arr) - 1 включительно, то есть в функции нужно изменить строку: <text:s/></text:span></text:span></text:p>
      <text:p text:style-name="P2"><text:span text:style-name="Strong_20_Emphasis"><text:span text:style-name="T17"/></text:span></text:p>
      <text:p text:style-name="P3"><text:span text:style-name="Strong_20_Emphasis"><text:span text:style-name="T18">__</text:span></text:span></text:p>
      <text:p text:style-name="P2"><text:span text:style-name="Strong_20_Emphasis"><text:span text:style-name="T14">for i in range(0, len(arr)):</text:span></text:span></text:p>
      <text:p text:style-name="P3"><text:span text:style-name="Strong_20_Emphasis"><text:span text:style-name="T18">__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7">Исправленный код: <text:s/></text:span></text:span></text:p>
      <text:p text:style-name="P3"><text:span text:style-name="Strong_20_Emphasis"><text:span text:style-name="T18">__</text:span></text:span></text:p>
      <text:p text:style-name="P2"><text:span text:style-name="Strong_20_Emphasis"><text:span text:style-name="T14">def calculate_sum(arr):</text:span></text:span></text:p>
      <text:p text:style-name="P2"><text:span text:style-name="Strong_20_Emphasis"><text:span text:style-name="T14"><text:s text:c="4"/>total = 0</text:span></text:span></text:p>
      <text:p text:style-name="P2"><text:span text:style-name="Strong_20_Emphasis"><text:span text:style-name="T14"><text:s text:c="4"/>for i in range(0, len(arr)):</text:span></text:span></text:p>
      <text:p text:style-name="P2"><text:span text:style-name="Strong_20_Emphasis"><text:span text:style-name="T14"><text:s text:c="8"/>total += arr[i]</text:span></text:span></text:p>
      <text:p text:style-name="P2"><text:span text:style-name="Strong_20_Emphasis"><text:span text:style-name="T14"><text:s text:c="4"/>return total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4">numbers = [10, 20, 30]</text:span></text:span></text:p>
      <text:p text:style-name="P2"><text:soft-page-break/><text:span text:style-name="Strong_20_Emphasis"><text:span text:style-name="T14">print(calculate_sum(numbers)) <text:s/># Выведет 60</text:span></text:span></text:p>
      <text:p text:style-name="P3"><text:span text:style-name="Strong_20_Emphasis"><text:span text:style-name="T18">__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8">О</text:span></text:span><text:span text:style-name="Strong_20_Emphasis"><text:span text:style-name="T17">шибка возникала из-за неверного диапазона индексов в цикле, выходившего за границы массива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01:13.878020209</meta:creation-date>
    <dc:date>2025-06-06T09:10:22.957029470</dc:date>
    <meta:editing-duration>PT2H5M16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4" meta:paragraph-count="81" meta:word-count="611" meta:character-count="3989" meta:non-whitespace-character-count="3274"/>
  </office:meta>
</office:document-meta>
</file>